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2.224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2.141cm"/>
    </style:style>
    <style:style style:name="co10" style:family="table-column">
      <style:table-column-properties fo:break-before="auto" style:column-width="8.218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1.891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1.94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612cm"/>
    </style:style>
    <style:style style:name="co21" style:family="table-column">
      <style:table-column-properties fo:break-before="auto" style:column-width="3.445cm"/>
    </style:style>
    <style:style style:name="co22" style:family="table-column">
      <style:table-column-properties fo:break-before="auto" style:column-width="4.195cm"/>
    </style:style>
    <style:style style:name="co23" style:family="table-column">
      <style:table-column-properties fo:break-before="auto" style:column-width="2.529cm"/>
    </style:style>
    <style:style style:name="co24" style:family="table-column">
      <style:table-column-properties fo:break-before="auto" style:column-width="2.058cm"/>
    </style:style>
    <style:style style:name="co25" style:family="table-column">
      <style:table-column-properties fo:break-before="auto" style:column-width="1.974cm"/>
    </style:style>
    <style:style style:name="co26" style:family="table-column">
      <style:table-column-properties fo:break-before="auto" style:column-width="2.501cm"/>
    </style:style>
    <style:style style:name="co27" style:family="table-column">
      <style:table-column-properties fo:break-before="auto" style:column-width="4.528cm"/>
    </style:style>
    <style:style style:name="co28" style:family="table-column">
      <style:table-column-properties fo:break-before="auto" style:column-width="2.335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pv_pn-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2" table:default-cell-style-name="Default"/>
        <table:table-column table:style-name="co28" table:default-cell-style-name="Default"/>
        <table:table-row table:style-name="ro1">
          <table:table-cell office:value-type="string">
            <text:p>PNID</text:p>
          </table:table-cell>
          <table:table-cell office:value-type="string">
            <text:p>PNIDToLNK</text:p>
          </table:table-cell>
          <table:table-cell office:value-type="string">
            <text:p>PNUNID</text:p>
          </table:table-cell>
          <table:table-cell office:value-type="string">
            <text:p>PNTabParentID</text:p>
          </table:table-cell>
          <table:table-cell office:value-type="string">
            <text:p>PNPrefix</text:p>
          </table:table-cell>
          <table:table-cell office:value-type="string">
            <text:p>PNPartNumber</text:p>
          </table:table-cell>
          <table:table-cell office:value-type="string">
            <text:p>PNSuffix</text:p>
          </table:table-cell>
          <table:table-cell office:value-type="string">
            <text:p>PNType</text:p>
          </table:table-cell>
          <table:table-cell office:value-type="string">
            <text:p>PNRevision</text:p>
          </table:table-cell>
          <table:table-cell office:value-type="string">
            <text:p>PNTitle</text:p>
          </table:table-cell>
          <table:table-cell office:value-type="string">
            <text:p>PNDetail</text:p>
          </table:table-cell>
          <table:table-cell office:value-type="string">
            <text:p>PNStatus</text:p>
          </table:table-cell>
          <table:table-cell office:value-type="string">
            <text:p>PNReqBy</text:p>
          </table:table-cell>
          <table:table-cell office:value-type="string">
            <text:p>PNNotes</text:p>
          </table:table-cell>
          <table:table-cell office:value-type="string">
            <text:p>PNUser1</text:p>
          </table:table-cell>
          <table:table-cell office:value-type="string">
            <text:p>PNUser2</text:p>
          </table:table-cell>
          <table:table-cell office:value-type="string">
            <text:p>PNUser3</text:p>
          </table:table-cell>
          <table:table-cell office:value-type="string">
            <text:p>PNUser4</text:p>
          </table:table-cell>
          <table:table-cell office:value-type="string">
            <text:p>PNUser5</text:p>
          </table:table-cell>
          <table:table-cell office:value-type="string">
            <text:p>PNUser6</text:p>
          </table:table-cell>
          <table:table-cell office:value-type="string">
            <text:p>PNUser7</text:p>
          </table:table-cell>
          <table:table-cell office:value-type="string">
            <text:p>PNUser8</text:p>
          </table:table-cell>
          <table:table-cell office:value-type="string">
            <text:p>PNUser9</text:p>
          </table:table-cell>
          <table:table-cell office:value-type="string">
            <text:p>PNUser10</text:p>
          </table:table-cell>
          <table:table-cell office:value-type="string">
            <text:p>PNDate</text:p>
          </table:table-cell>
          <table:table-cell office:value-type="string">
            <text:p>PNTab</text:p>
          </table:table-cell>
          <table:table-cell office:value-type="string">
            <text:p>PNControlled</text:p>
          </table:table-cell>
          <table:table-cell office:value-type="string">
            <text:p>PNAux1</text:p>
          </table:table-cell>
          <table:table-cell office:value-type="string">
            <text:p>PNQty</text:p>
          </table:table-cell>
          <table:table-cell office:value-type="string">
            <text:p>PNQty2</text:p>
          </table:table-cell>
          <table:table-cell office:value-type="string">
            <text:p>PNCostChanged</text:p>
          </table:table-cell>
          <table:table-cell office:value-type="string">
            <text:p>PNParentCost</text:p>
          </table:table-cell>
          <table:table-cell office:value-type="string">
            <text:p>PNExpandList</text:p>
          </table:table-cell>
          <table:table-cell office:value-type="string">
            <text:p>PNAssyCostOption</text:p>
          </table:table-cell>
          <table:table-cell office:value-type="string">
            <text:p>PNInclAssyOnPurchList</text:p>
          </table:table-cell>
          <table:table-cell office:value-type="string">
            <text:p>PNMadeFrom</text:p>
          </table:table-cell>
          <table:table-cell office:value-type="string">
            <text:p>PNMinStockQty</text:p>
          </table:table-cell>
          <table:table-cell office:value-type="string">
            <text:p>PNOrderToMaintain</text:p>
          </table:table-cell>
          <table:table-cell office:value-type="string">
            <text:p>PNOnECO</text:p>
          </table:table-cell>
          <table:table-cell office:value-type="string">
            <text:p>PNOverKit</text:p>
          </table:table-cell>
          <table:table-cell office:value-type="string">
            <text:p>PNOverKitQty</text:p>
          </table:table-cell>
          <table:table-cell office:value-type="string">
            <text:p>PNOverKitBy</text:p>
          </table:table-cell>
          <table:table-cell office:value-type="string">
            <text:p>PNOverKitFor</text:p>
          </table:table-cell>
          <table:table-cell office:value-type="string">
            <text:p>PNCurrentCost</text:p>
          </table:table-cell>
          <table:table-cell office:value-type="string">
            <text:p>PNLastRollupCost</text:p>
          </table:table-cell>
          <table:table-cell office:value-type="string">
            <text:p>PNUSRID</text:p>
          </table:table-cell>
          <table:table-cell office:value-type="string">
            <text:p>PNUserLock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0000001">
            <text:p>60000001</text:p>
          </table:table-cell>
          <table:table-cell/>
          <table:table-cell office:value-type="string">
            <text:p>PL</text:p>
          </table:table-cell>
          <table:table-cell office:value-type="float" office:value="1">
            <text:p>1</text:p>
          </table:table-cell>
          <table:table-cell office:value-type="string">
            <text:p>ASSY,FIELD SPARES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11"/>
          <table:table-cell office:value-type="string">
            <text:p>2013-05-0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000002">
            <text:p>10000002</text:p>
          </table:table-cell>
          <table:table-cell/>
          <table:table-cell office:value-type="string">
            <text:p>PL</text:p>
          </table:table-cell>
          <table:table-cell office:value-type="float" office:value="1">
            <text:p>1</text:p>
          </table:table-cell>
          <table:table-cell office:value-type="string">
            <text:p>ENCL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DETAIL</text:p>
          </table:table-cell>
          <table:table-cell table:number-columns-repeated="2"/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000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000003">
            <text:p>10000003</text:p>
          </table:table-cell>
          <table:table-cell/>
          <table:table-cell office:value-type="string">
            <text:p>CAT</text:p>
          </table:table-cell>
          <table:table-cell office:value-type="float" office:value="1">
            <text:p>1</text:p>
          </table:table-cell>
          <table:table-cell office:value-type="string">
            <text:p>ASSY,MKTG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J. Sharp</text:p>
          </table:table-cell>
          <table:table-cell table:number-columns-repeated="6"/>
          <table:table-cell office:value-type="string">
            <text:p>FIN</text:p>
          </table:table-cell>
          <table:table-cell table:number-columns-repeated="2"/>
          <table:table-cell office:value-type="string">
            <text:p>FINGOODS</text:p>
          </table:table-cell>
          <table:table-cell office:value-type="float" office:value="1">
            <text:p>1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00000000000000e+00</text:p>
          </table:table-cell>
          <table:table-cell office:value-type="string">
            <text:p>3.3399999999999999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000001">
            <text:p>20000001</text:p>
          </table:table-cell>
          <table:table-cell/>
          <table:table-cell office:value-type="string">
            <text:p>PL</text:p>
          </table:table-cell>
          <table:table-cell office:value-type="float" office:value="0">
            <text:p>0</text:p>
          </table:table-cell>
          <table:table-cell office:value-type="string">
            <text:p>IND,830UH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ASSY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10">
            <text:p>10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7.5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000002">
            <text:p>20000002</text:p>
          </table:table-cell>
          <table:table-cell/>
          <table:table-cell office:value-type="string">
            <text:p>DWG</text:p>
          </table:table-cell>
          <table:table-cell office:value-type="float" office:value="1">
            <text:p>1</text:p>
          </table:table-cell>
          <table:table-cell office:value-type="string">
            <text:p>PCB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PCB</text:p>
          </table:table-cell>
          <table:table-cell office:value-type="float" office:value="2">
            <text:p>2</text:p>
          </table:table-cell>
          <table:table-cell office:value-type="string">
            <text:p>2013-01-0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5410000000000002e+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000003">
            <text:p>20000003</text:p>
          </table:table-cell>
          <table:table-cell/>
          <table:table-cell office:value-type="string">
            <text:p>PL</text:p>
          </table:table-cell>
          <table:table-cell office:value-type="float" office:value="2">
            <text:p>2</text:p>
          </table:table-cell>
          <table:table-cell office:value-type="string">
            <text:p>PCA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ASSY</text:p>
          </table:table-cell>
          <table:table-cell table:number-columns-repeated="2"/>
          <table:table-cell office:value-type="string">
            <text:p>ELEC-PCB</text:p>
          </table:table-cell>
          <table:table-cell office:value-type="float" office:value="1">
            <text:p>1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0000000000000000e+00</text:p>
          </table:table-cell>
          <table:table-cell office:value-type="string">
            <text:p>7.5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000001">
            <text:p>10000001</text:p>
          </table:table-cell>
          <table:table-cell/>
          <table:table-cell office:value-type="string">
            <text:p>PL</text:p>
          </table:table-cell>
          <table:table-cell office:value-type="float" office:value="3">
            <text:p>3</text:p>
          </table:table-cell>
          <table:table-cell office:value-type="string">
            <text:p>ASSY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FIN</text:p>
          </table:table-cell>
          <table:table-cell table:number-columns-repeated="2"/>
          <table:table-cell office:value-type="string">
            <text:p>FINGOODS</text:p>
          </table:table-cell>
          <table:table-cell office:value-type="float" office:value="2">
            <text:p>2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0000000000000000e+00</text:p>
          </table:table-cell>
          <table:table-cell office:value-type="string">
            <text:p>7.5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50000001">
            <text:p>50000001</text:p>
          </table:table-cell>
          <table:table-cell/>
          <table:table-cell office:value-type="string">
            <text:p>DWG</text:p>
          </table:table-cell>
          <table:table-cell office:value-type="float" office:value="1">
            <text:p>1</text:p>
          </table:table-cell>
          <table:table-cell office:value-type="string">
            <text:p>DOC,USER,AIRCRAFT WIRELESS</text:p>
          </table:table-cell>
          <table:table-cell/>
          <table:table-cell office:value-type="string">
            <text:p>R</text:p>
          </table:table-cell>
          <table:table-cell office:value-type="string">
            <text:p>J. Sharp</text:p>
          </table:table-cell>
          <table:table-cell table:number-columns-repeated="6"/>
          <table:table-cell office:value-type="string">
            <text:p>FIN</text:p>
          </table:table-cell>
          <table:table-cell table:number-columns-repeated="2"/>
          <table:table-cell office:value-type="string">
            <text:p>DOCS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1">
            <text:p>80000001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BOX,IP54,4.74X3.13X2.17",ALUM,BLK,SCREW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49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2">
            <text:p>80000002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STANDOFF,HEX,4-40,0.75"L,NYLON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8.3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016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3">
            <text:p>80000003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SCREW,MACHINE,PHIL,4-40X1/4,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4">
            <text:p>4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3.0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299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4">
            <text:p>80000004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ASHER,FLAT,4-40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5">
            <text:p>5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3.0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2500000000000001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5">
            <text:p>80000005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BOX,SHIPPING,5X4X2,CARDBOARD,WHITE</text:p>
          </table:table-cell>
          <table:table-cell/>
          <table:table-cell office:value-type="string">
            <text:p>R</text:p>
          </table:table-cell>
          <table:table-cell office:value-type="string">
            <text:p>J. Sharp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SHIPPING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5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00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6">
            <text:p>80000006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STANDOFF,HEX,4-40,0.5"L,ALUM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3">
            <text:p>3</text:p>
          </table:table-cell>
          <table:table-cell office:value-type="string">
            <text:p>2013-01-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7.9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899999999999998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0000007">
            <text:p>80000007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ASHER,LOCK,#4,INTERNAL TOOTH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MECH-HW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2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6999999999999997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90000001">
            <text:p>90000001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MAGNET,38AWG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4">
            <text:p>4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00000000e+03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5483000000000001e+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2">
            <text:p>90000002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MAG,FERRITE ROD,1/4IN X 4IN,MATL=61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DETAIL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11">
            <text:p>11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6.00000000e+0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000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90000003">
            <text:p>90000003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TAPE,ELECTRICAL,3/4",BLUE,VINYL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SHOPSUP</text:p>
          </table:table-cell>
          <table:table-cell office:value-type="float" office:value="1">
            <text:p>1</text:p>
          </table:table-cell>
          <table:table-cell office:value-type="string">
            <text:p>2013-01-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.4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6200000000000001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4">
            <text:p>90000004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PHONE,F,MONO,PCB,3.5MM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9">
            <text:p>9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240000000000000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5">
            <text:p>90000005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V,150-230PF,TOP ADJUST,PCB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8">
            <text:p>8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174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6">
            <text:p>90000006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DIO,SIG,GERM,0A95,AXIAL,D0-7,GLAS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7">
            <text:p>7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6699999999999995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7">
            <text:p>90000007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,ELEC,10UF,16V,20%,RADIAL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6">
            <text:p>6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8999999999999997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8">
            <text:p>90000008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,CER,33PF,100V,10%,RADIAL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5">
            <text:p>5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1375000000000000e-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09">
            <text:p>90000009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AP,CER,3300PF,100V,10%,RADIAL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4">
            <text:p>4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1479999999999998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0">
            <text:p>90000010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RES,AXIAL,2.0M,0.4W,1%,MF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3">
            <text:p>3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1879999999999998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1">
            <text:p>90000011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RES,AXIAL,5.6M,0.4W,1%,MF,ROHS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2">
            <text:p>2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4999999999999997e-02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2">
            <text:p>90000012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EARPH,MONO,HI-Z,3.5MM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MPS</text:p>
          </table:table-cell>
          <table:table-cell office:value-type="float" office:value="1">
            <text:p>1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.20000000e+01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3431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90000013">
            <text:p>90000013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SOLID,18AWG,WHITE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1">
            <text:p>1</text:p>
          </table:table-cell>
          <table:table-cell office:value-type="string">
            <text:p>2013-01-0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20000000e+02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6839999999999999e-03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4">
            <text:p>90000014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BINDING POST BANANA,INSUL,GRN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NNS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5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5899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5">
            <text:p>90000015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BINDING POST BANANA,INSUL,YEL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NNS</text:p>
          </table:table-cell>
          <table:table-cell office:value-type="float" office:value="3">
            <text:p>3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.5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999999999999999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6">
            <text:p>90000016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CONN,RING,16-22AWG,#4,RED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BOF</text:p>
          </table:table-cell>
          <table:table-cell table:number-columns-repeated="2"/>
          <table:table-cell office:value-type="string">
            <text:p>ELEC-CONNS</text:p>
          </table:table-cell>
          <table:table-cell office:value-type="float" office:value="1">
            <text:p>1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80000000e+01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2100000000000000e+00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7">
            <text:p>90000017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STRANDED,16AWG,GREEN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2">
            <text:p>2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00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55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0000018">
            <text:p>90000018</text:p>
          </table:table-cell>
          <table:table-cell/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WIRE,STRANDED,16AWG,YELLOW,POLY</text:p>
          </table:table-cell>
          <table:table-cell/>
          <table:table-cell office:value-type="string">
            <text:p>R</text:p>
          </table:table-cell>
          <table:table-cell office:value-type="string">
            <text:p>B. Jenks</text:p>
          </table:table-cell>
          <table:table-cell table:number-columns-repeated="6"/>
          <table:table-cell office:value-type="string">
            <text:p>RAW</text:p>
          </table:table-cell>
          <table:table-cell table:number-columns-repeated="2"/>
          <table:table-cell office:value-type="string">
            <text:p>ELEC-WIRE</text:p>
          </table:table-cell>
          <table:table-cell office:value-type="float" office:value="3">
            <text:p>3</text:p>
          </table:table-cell>
          <table:table-cell office:value-type="string">
            <text:p>2013-01-0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.75000000e+02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00000000e+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5500000000000000e+01</text:p>
          </table:table-cell>
          <table:table-cell office:value-type="string">
            <text:p>0.0000000000000000e+00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cc-products" table:style-name="ta1" table:print="false">
        <table:table-column table:style-name="co30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29" table:number-columns-repeated="2" table:default-cell-style-name="ce1"/>
        <table:table-row table:style-name="ro1">
          <table:table-cell office:value-type="string">
            <text:p>Variants/Code</text:p>
          </table:table-cell>
          <table:table-cell office:value-type="string">
            <text:p>Name</text:p>
          </table:table-cell>
          <table:table-cell office:value-type="string">
            <text:p>Default UOM</text:p>
          </table:table-cell>
          <table:table-cell table:style-name="Default" office:value-type="string">
            <text:p>List Price</text:p>
          </table:table-cell>
          <table:table-cell table:style-name="Default" office:value-type="string">
            <text:p>Cost Price</text:p>
          </table:table-cell>
        </table:table-row>
        <table:table-row table:style-name="ro1">
          <table:table-cell table:formula="of:=['pv_pn-5'.F2]" office:value-type="float" office:value="60000001">
            <text:p>60000001</text:p>
          </table:table-cell>
          <table:table-cell table:formula="of:=['pv_pn-5'.J2]" office:value-type="string" office:string-value="ASSY,FIELD SPARES,AIRCRAFT WIRELESS">
            <text:p>ASSY,FIELD SPARES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]" office:value-type="float" office:value="10000002">
            <text:p>10000002</text:p>
          </table:table-cell>
          <table:table-cell table:formula="of:=['pv_pn-5'.J3]" office:value-type="string" office:string-value="ENCL,AIRCRAFT WIRELESS">
            <text:p>ENCL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4]" office:value-type="float" office:value="10000003">
            <text:p>10000003</text:p>
          </table:table-cell>
          <table:table-cell table:formula="of:=['pv_pn-5'.J4]" office:value-type="string" office:string-value="ASSY,MKTG,AIRCRAFT WIRELESS">
            <text:p>ASSY,MKTG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5]" office:value-type="float" office:value="20000001">
            <text:p>20000001</text:p>
          </table:table-cell>
          <table:table-cell table:formula="of:=['pv_pn-5'.J5]" office:value-type="string" office:string-value="IND,830UH,AIRCRAFT WIRELESS">
            <text:p>IND,830UH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6]" office:value-type="float" office:value="20000002">
            <text:p>20000002</text:p>
          </table:table-cell>
          <table:table-cell table:formula="of:=['pv_pn-5'.J6]" office:value-type="string" office:string-value="PCB,AIRCRAFT WIRELESS">
            <text:p>PCB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7]" office:value-type="float" office:value="20000003">
            <text:p>20000003</text:p>
          </table:table-cell>
          <table:table-cell table:formula="of:=['pv_pn-5'.J7]" office:value-type="string" office:string-value="PCA,AIRCRAFT WIRELESS">
            <text:p>PCA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8]" office:value-type="float" office:value="10000001">
            <text:p>10000001</text:p>
          </table:table-cell>
          <table:table-cell table:formula="of:=['pv_pn-5'.J8]" office:value-type="string" office:string-value="ASSY,AIRCRAFT WIRELESS">
            <text:p>ASSY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9]" office:value-type="float" office:value="50000001">
            <text:p>50000001</text:p>
          </table:table-cell>
          <table:table-cell table:formula="of:=['pv_pn-5'.J9]" office:value-type="string" office:string-value="DOC,USER,AIRCRAFT WIRELESS">
            <text:p>DOC,USER,AIRCRAFT WIRELE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0]" office:value-type="float" office:value="80000001">
            <text:p>80000001</text:p>
          </table:table-cell>
          <table:table-cell table:formula="of:=['pv_pn-5'.J10]" office:value-type="string" office:string-value="BOX,IP54,4.74X3.13X2.17&quot;,ALUM,BLK,SCREWS">
            <text:p>BOX,IP54,4.74X3.13X2.17",ALUM,BLK,SCREW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1]" office:value-type="float" office:value="80000002">
            <text:p>80000002</text:p>
          </table:table-cell>
          <table:table-cell table:formula="of:=['pv_pn-5'.J11]" office:value-type="string" office:string-value="STANDOFF,HEX,4-40,0.75&quot;L,NYLON">
            <text:p>STANDOFF,HEX,4-40,0.75"L,NYLON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2]" office:value-type="float" office:value="80000003">
            <text:p>80000003</text:p>
          </table:table-cell>
          <table:table-cell table:formula="of:=['pv_pn-5'.J12]" office:value-type="string" office:string-value="SCREW,MACHINE,PHIL,4-40X1/4,SS">
            <text:p>SCREW,MACHINE,PHIL,4-40X1/4,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3]" office:value-type="float" office:value="80000004">
            <text:p>80000004</text:p>
          </table:table-cell>
          <table:table-cell table:formula="of:=['pv_pn-5'.J13]" office:value-type="string" office:string-value="WASHER,FLAT,4-40">
            <text:p>WASHER,FLAT,4-40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4]" office:value-type="float" office:value="80000005">
            <text:p>80000005</text:p>
          </table:table-cell>
          <table:table-cell table:formula="of:=['pv_pn-5'.J14]" office:value-type="string" office:string-value="BOX,SHIPPING,5X4X2,CARDBOARD,WHITE">
            <text:p>BOX,SHIPPING,5X4X2,CARDBOARD,WHITE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5]" office:value-type="float" office:value="80000006">
            <text:p>80000006</text:p>
          </table:table-cell>
          <table:table-cell table:formula="of:=['pv_pn-5'.J15]" office:value-type="string" office:string-value="STANDOFF,HEX,4-40,0.5&quot;L,ALUM">
            <text:p>STANDOFF,HEX,4-40,0.5"L,ALUM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6]" office:value-type="float" office:value="80000007">
            <text:p>80000007</text:p>
          </table:table-cell>
          <table:table-cell table:formula="of:=['pv_pn-5'.J16]" office:value-type="string" office:string-value="WASHER,LOCK,#4,INTERNAL TOOTH">
            <text:p>WASHER,LOCK,#4,INTERNAL TOOTH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7]" office:value-type="float" office:value="90000001">
            <text:p>90000001</text:p>
          </table:table-cell>
          <table:table-cell table:formula="of:=['pv_pn-5'.J17]" office:value-type="string" office:string-value="WIRE,MAGNET,38AWG,POLY">
            <text:p>WIRE,MAGNET,38AWG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8]" office:value-type="float" office:value="90000002">
            <text:p>90000002</text:p>
          </table:table-cell>
          <table:table-cell table:formula="of:=['pv_pn-5'.J18]" office:value-type="string" office:string-value="MAG,FERRITE ROD,1/4IN X 4IN,MATL=61">
            <text:p>MAG,FERRITE ROD,1/4IN X 4IN,MATL=61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19]" office:value-type="float" office:value="90000003">
            <text:p>90000003</text:p>
          </table:table-cell>
          <table:table-cell table:formula="of:=['pv_pn-5'.J19]" office:value-type="string" office:string-value="TAPE,ELECTRICAL,3/4&quot;,BLUE,VINYL">
            <text:p>TAPE,ELECTRICAL,3/4",BLUE,VINYL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0]" office:value-type="float" office:value="90000004">
            <text:p>90000004</text:p>
          </table:table-cell>
          <table:table-cell table:formula="of:=['pv_pn-5'.J20]" office:value-type="string" office:string-value="CONN,PHONE,F,MONO,PCB,3.5MM">
            <text:p>CONN,PHONE,F,MONO,PCB,3.5MM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1]" office:value-type="float" office:value="90000005">
            <text:p>90000005</text:p>
          </table:table-cell>
          <table:table-cell table:formula="of:=['pv_pn-5'.J21]" office:value-type="string" office:string-value="CAPV,150-230PF,TOP ADJUST,PCB">
            <text:p>CAPV,150-230PF,TOP ADJUST,PCB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2]" office:value-type="float" office:value="90000006">
            <text:p>90000006</text:p>
          </table:table-cell>
          <table:table-cell table:formula="of:=['pv_pn-5'.J22]" office:value-type="string" office:string-value="DIO,SIG,GERM,0A95,AXIAL,D0-7,GLASS">
            <text:p>DIO,SIG,GERM,0A95,AXIAL,D0-7,GLAS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3]" office:value-type="float" office:value="90000007">
            <text:p>90000007</text:p>
          </table:table-cell>
          <table:table-cell table:formula="of:=['pv_pn-5'.J23]" office:value-type="string" office:string-value="CAP,ELEC,10UF,16V,20%,RADIAL,ROHS">
            <text:p>CAP,ELEC,10UF,16V,20%,RADIAL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4]" office:value-type="float" office:value="90000008">
            <text:p>90000008</text:p>
          </table:table-cell>
          <table:table-cell table:formula="of:=['pv_pn-5'.J24]" office:value-type="string" office:string-value="CAP,CER,33PF,100V,10%,RADIAL,ROHS">
            <text:p>CAP,CER,33PF,100V,10%,RADIAL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5]" office:value-type="float" office:value="90000009">
            <text:p>90000009</text:p>
          </table:table-cell>
          <table:table-cell table:formula="of:=['pv_pn-5'.J25]" office:value-type="string" office:string-value="CAP,CER,3300PF,100V,10%,RADIAL,ROHS">
            <text:p>CAP,CER,3300PF,100V,10%,RADIAL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6]" office:value-type="float" office:value="90000010">
            <text:p>90000010</text:p>
          </table:table-cell>
          <table:table-cell table:formula="of:=['pv_pn-5'.J26]" office:value-type="string" office:string-value="RES,AXIAL,2.0M,0.4W,1%,MF,ROHS">
            <text:p>RES,AXIAL,2.0M,0.4W,1%,MF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7]" office:value-type="float" office:value="90000011">
            <text:p>90000011</text:p>
          </table:table-cell>
          <table:table-cell table:formula="of:=['pv_pn-5'.J27]" office:value-type="string" office:string-value="RES,AXIAL,5.6M,0.4W,1%,MF,ROHS">
            <text:p>RES,AXIAL,5.6M,0.4W,1%,MF,ROHS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8]" office:value-type="float" office:value="90000012">
            <text:p>90000012</text:p>
          </table:table-cell>
          <table:table-cell table:formula="of:=['pv_pn-5'.J28]" office:value-type="string" office:string-value="EARPH,MONO,HI-Z,3.5MM">
            <text:p>EARPH,MONO,HI-Z,3.5MM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29]" office:value-type="float" office:value="90000013">
            <text:p>90000013</text:p>
          </table:table-cell>
          <table:table-cell table:formula="of:=['pv_pn-5'.J29]" office:value-type="string" office:string-value="WIRE,SOLID,18AWG,WHITE,POLY">
            <text:p>WIRE,SOLID,18AWG,WHITE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0]" office:value-type="float" office:value="90000014">
            <text:p>90000014</text:p>
          </table:table-cell>
          <table:table-cell table:formula="of:=['pv_pn-5'.J30]" office:value-type="string" office:string-value="CONN,BINDING POST BANANA,INSUL,GRN">
            <text:p>CONN,BINDING POST BANANA,INSUL,GRN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1]" office:value-type="float" office:value="90000015">
            <text:p>90000015</text:p>
          </table:table-cell>
          <table:table-cell table:formula="of:=['pv_pn-5'.J31]" office:value-type="string" office:string-value="CONN,BINDING POST BANANA,INSUL,YEL">
            <text:p>CONN,BINDING POST BANANA,INSUL,YEL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2]" office:value-type="float" office:value="90000016">
            <text:p>90000016</text:p>
          </table:table-cell>
          <table:table-cell table:formula="of:=['pv_pn-5'.J32]" office:value-type="string" office:string-value="CONN,RING,16-22AWG,#4,RED">
            <text:p>CONN,RING,16-22AWG,#4,RED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3]" office:value-type="float" office:value="90000017">
            <text:p>90000017</text:p>
          </table:table-cell>
          <table:table-cell table:formula="of:=['pv_pn-5'.J33]" office:value-type="string" office:string-value="WIRE,STRANDED,16AWG,GREEN,POLY">
            <text:p>WIRE,STRANDED,16AWG,GREEN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  <table:table-row table:style-name="ro1">
          <table:table-cell table:formula="of:=['pv_pn-5'.F34]" office:value-type="float" office:value="90000018">
            <text:p>90000018</text:p>
          </table:table-cell>
          <table:table-cell table:formula="of:=['pv_pn-5'.J34]" office:value-type="string" office:string-value="WIRE,STRANDED,16AWG,YELLOW,POLY">
            <text:p>WIRE,STRANDED,16AWG,YELLOW,POLY</text:p>
          </table:table-cell>
          <table:table-cell office:value-type="string">
            <text:p>Unit</text:p>
          </table:table-cell>
          <table:table-cell table:number-columns-repeated="2" office:value-type="float" office:value="1">
            <text:p>1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2014-06-27</text:date>, <text:time>22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7T22:03:31.46</dc:date>
    <dc:creator>Dale Scott</dc:creator>
    <meta:generator>OpenOffice/4.1.0$Win32 OpenOffice.org_project/410m18$Build-9764</meta:generator>
    <meta:editing-duration>PT34M56S</meta:editing-duration>
    <meta:editing-cycles>1</meta:editing-cycles>
    <meta:document-statistic meta:table-count="2" meta:cell-count="1303" meta:object-count="0"/>
  </office:meta>
</office:document-meta>
</file>